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style:font-size-asian="9pt" style:font-name="Verdana" style:font-size-complex="9pt" style:font-name-asian="Times New Roman1" fo:font-size="9pt" style:font-name-complex="Times New Roman1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4" style:parent-style-name="Standard" style:family="paragraph"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7041d5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7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8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fac92" style:font-size-asian="12pt" style:font-name="Arial" fo:font-size="12pt" style:font-size-complex="12pt"/>
    </style:style>
    <style:style style:name="P20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1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4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7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fo:line-height="100%" fo:margin-bottom="0cm" loext:contextual-spacing="false"/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break-before="page"/>
      <style:text-properties officeooo:paragraph-rsid="007041d5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1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2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color="#000000" style:font-name="vardana1"/>
    </style:style>
    <style:style style:name="T9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T14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5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6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7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8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9" style:family="text">
      <style:text-properties officeooo:rsid="002fbab9"/>
    </style:style>
    <style:style style:name="T20" style:family="text">
      <style:text-properties officeooo:rsid="0037a5a6"/>
    </style:style>
    <style:style style:name="T21" style:family="text">
      <style:text-properties officeooo:rsid="0040ce69"/>
    </style:style>
    <style:style style:name="T22" style:family="text">
      <style:text-properties officeooo:rsid="00496279"/>
    </style:style>
    <style:style style:name="T23" style:family="text">
      <style:text-properties officeooo:rsid="005a73d7"/>
    </style:style>
    <style:style style:name="T24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7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1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1"><text:span text:style-name="T18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2"><text:span text:style-name="T18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2"><text:span text:style-name="T18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22"><text:span text:style-name="T18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3"><text:span text:style-name="T18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6"/>
      <text:p text:style-name="P18"><text:span text:style-name="T9">REQUERIMIENTOS ANAL</text:span><text:span text:style-name="T10">Í</text:span><text:span text:style-name="T9">TICOS (</text:span><text:span text:style-name="T14">llenar una hoja por matriz</text:span><text:span text:style-name="T9">).</text:span></text:p>
      <text:p text:style-name="P18"/>
      <text:section text:style-name="Sect1" text:name="Section Matriz 1">
        <text:p text:style-name="P17"><text:span text:style-name="T9"/><text:change-end text:change-id="ct40645088"/><text:span text:style-name="T9">SISTEMA A MUESTREAR: </text:span><text:span text:style-name="T11">Agua Marina</text:span></text:p>
        <text:p text:style-name="P17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4"><text:span text:style-name="T9">Cantidad </text:span><text:span text:style-name="T15">(Estaciones)</text:span></text:p>
            </table:table-cell>
            <table:table-cell office:value-type="string" table:style-name="Table2.A1">
              <text:p text:style-name="P25">Parámetros a contratar</text:p>
            </table:table-cell>
            <table:table-cell office:value-type="string" table:style-name="Table2.C1">
              <text:p text:style-name="P26">N total (n=<text:span text:style-name="T23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7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5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7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8"><text:span text:style-name="T19">Observaciones</text:span>: </text:p>
            </table:table-cell>
          </table:table-row>
          <table:table-row>
            <table:table-cell office:value-type="string" table:style-name="Table4.A2">
              <text:p text:style-name="P20"><office:annotation><dc:creator>POD</dc:creator><dc:date>2015-03-12T15:28:19</dc:date><text:p>Bad element "textfrom". An element identifies the part of the document that will be impacted by the command. It must be one of ('text', 'title', 'section', 'table', 'row', 'cell').</text:p></office:annotation><text:span text:style-name="T7">O</text:span><text:span text:style-name="T6">bservaciones sobre matriz</text:span><office:annotation-end office:name="__Annotation__2387_1615771658"/></text:p>
            </table:table-cell>
          </table:table-row>
        </table:table>
        <text:p text:style-name="podPageBreak"/>
        <text:p text:style-name="P30">MATERIALES O EQUIPOS REQUERIDOS </text:p>
        <text:p text:style-name="P14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7">Cantidad</text:p>
            </table:table-cell>
            <table:table-cell office:value-type="string" table:style-name="Table5.B1">
              <text:p text:style-name="P27">Equipos o instrumentos de muestreo</text:p>
            </table:table-cell>
          </table:table-row>
          <table:table-row>
            <table:table-cell office:value-type="string" table:style-name="Table5.A2">
              <text:p text:style-name="P6"/>
            </table:table-cell>
            <table:table-cell office:value-type="string" table:style-name="Table5.B2">
              <text:p text:style-name="P6"/>
            </table:table-cell>
          </table:table-row>
        </table:table>
        <text:p text:style-name="P14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29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section text:style-name="Sect1" text:name="Section Matriz 1">
        <text:p text:style-name="P17"><text:span text:style-name="T9"/><text:change-end text:change-id="ct40645088"/><text:span text:style-name="T9">SISTEMA A MUESTREAR: </text:span><text:span text:style-name="T11">Sedimento Marino</text:span></text:p>
        <text:p text:style-name="P17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4"><text:span text:style-name="T9">Cantidad </text:span><text:span text:style-name="T15">(Estaciones)</text:span></text:p>
            </table:table-cell>
            <table:table-cell office:value-type="string" table:style-name="Table2.A1">
              <text:p text:style-name="P25">Parámetros a contratar</text:p>
            </table:table-cell>
            <table:table-cell office:value-type="string" table:style-name="Table2.C1">
              <text:p text:style-name="P26">N total (n=<text:span text:style-name="T23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7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5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7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8"><text:span text:style-name="T19">Observaciones</text:span>: </text:p>
            </table:table-cell>
          </table:table-row>
          <table:table-row>
            <table:table-cell office:value-type="string" table:style-name="Table4.A2">
              <text:p text:style-name="P20"><office:annotation><dc:creator>POD</dc:creator><dc:date>2015-03-12T15:28:19</dc:date><text:p>Bad element "textfrom". An element identifies the part of the document that will be impacted by the command. It must be one of ('text', 'title', 'section', 'table', 'row', 'cell').</text:p></office:annotation><text:span text:style-name="T7">O</text:span><text:span text:style-name="T6">bservaciones sobre matriz</text:span><office:annotation-end office:name="__Annotation__2387_1615771658"/></text:p>
            </table:table-cell>
          </table:table-row>
        </table:table>
        <text:p text:style-name="podPageBreak"/>
        <text:p text:style-name="P30">MATERIALES O EQUIPOS REQUERIDOS </text:p>
        <text:p text:style-name="P14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7">Cantidad</text:p>
            </table:table-cell>
            <table:table-cell office:value-type="string" table:style-name="Table5.B1">
              <text:p text:style-name="P27">Equipos o instrumentos de muestreo</text:p>
            </table:table-cell>
          </table:table-row>
          <table:table-row>
            <table:table-cell office:value-type="string" table:style-name="Table5.A2">
              <text:p text:style-name="P6"/>
            </table:table-cell>
            <table:table-cell office:value-type="string" table:style-name="Table5.B2">
              <text:p text:style-name="P6"/>
            </table:table-cell>
          </table:table-row>
        </table:table>
        <text:p text:style-name="P14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29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5:28:10.058887140</dc:date>
    <meta:editing-duration>PT22H45M8S</meta:editing-duration>
    <meta:editing-cycles>83</meta:editing-cycles>
    <meta:generator>LibreOffice/4.3.5.2.0$Linux_X86_64 LibreOffice_project/430m0$Build-2</meta:generator>
    <meta:document-statistic meta:table-count="7" meta:image-count="1" meta:object-count="0" meta:page-count="2" meta:paragraph-count="30" meta:word-count="109" meta:character-count="947" meta:non-whitespace-character-count="861"/>
  </office:meta>
</office:document-meta>
</file>